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áboa1" style:family="table">
      <style:table-properties style:width="17cm" table:align="margins"/>
    </style:style>
    <style:style style:name="Táboa1.A" style:family="table-column">
      <style:table-column-properties style:column-width="6.592cm" style:rel-column-width="25410*"/>
    </style:style>
    <style:style style:name="Táboa1.B" style:family="table-column">
      <style:table-column-properties style:column-width="10.409cm" style:rel-column-width="40125*"/>
    </style:style>
    <style:style style:name="Táboa1.A1" style:family="table-cell">
      <style:table-cell-properties fo:background-color="#b2b2b2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.B1" style:family="table-cell">
      <style:table-cell-properties fo:background-color="#b2b2b2" fo:padding="0.097cm" fo:border="0.5pt solid #000000">
        <style:background-image/>
      </style:table-cell-properties>
    </style:style>
    <style:style style:name="Táboa1.A2" style:family="table-cell">
      <style:table-cell-properties fo:padding="0.097cm" fo:border-left="0.5pt solid #000000" fo:border-right="none" fo:border-top="none" fo:border-bottom="0.5pt solid #000000"/>
    </style:style>
    <style:style style:name="Táboa1.B2" style:family="table-cell">
      <style:table-cell-properties fo:padding="0.097cm" fo:border-left="0.5pt solid #000000" fo:border-right="0.5pt solid #000000" fo:border-top="none" fo:border-bottom="0.5pt solid #000000"/>
    </style:style>
    <style:style style:name="Táboa1.A3" style:family="table-cell">
      <style:table-cell-properties fo:padding="0.097cm" fo:border-left="0.5pt solid #000000" fo:border-right="none" fo:border-top="none" fo:border-bottom="0.5pt solid #000000"/>
    </style:style>
    <style:style style:name="Táboa1.B3" style:family="table-cell">
      <style:table-cell-properties fo:padding="0.097cm" fo:border-left="0.5pt solid #000000" fo:border-right="0.5pt solid #000000" fo:border-top="none" fo:border-bottom="0.5pt solid #000000"/>
    </style:style>
    <style:style style:name="Táboa1.A4" style:family="table-cell">
      <style:table-cell-properties fo:padding="0.097cm" fo:border-left="0.5pt solid #000000" fo:border-right="none" fo:border-top="none" fo:border-bottom="0.5pt solid #000000"/>
    </style:style>
    <style:style style:name="Táboa1.B4" style:family="table-cell">
      <style:table-cell-properties fo:padding="0.097cm" fo:border-left="0.5pt solid #000000" fo:border-right="0.5pt solid #000000" fo:border-top="none" fo:border-bottom="0.5pt solid #000000"/>
    </style:style>
    <style:style style:name="Táboa1.A5" style:family="table-cell">
      <style:table-cell-properties fo:padding="0.097cm" fo:border-left="0.5pt solid #000000" fo:border-right="none" fo:border-top="none" fo:border-bottom="0.5pt solid #000000"/>
    </style:style>
    <style:style style:name="Táboa1.B5" style:family="table-cell">
      <style:table-cell-properties fo:padding="0.097cm" fo:border-left="0.5pt solid #000000" fo:border-right="0.5pt solid #000000" fo:border-top="none" fo:border-bottom="0.5pt solid #000000"/>
    </style:style>
    <style:style style:name="Táboa1.A6" style:family="table-cell">
      <style:table-cell-properties fo:padding="0.097cm" fo:border-left="0.5pt solid #000000" fo:border-right="none" fo:border-top="none" fo:border-bottom="0.5pt solid #000000"/>
    </style:style>
    <style:style style:name="Táboa1.B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6" style:family="paragraph" style:parent-style-name="Heading_20_2">
      <style:paragraph-properties fo:text-align="center" style:justify-single-word="false" fo:break-before="page"/>
    </style:style>
    <style:style style:name="P7" style:family="paragraph" style:parent-style-name="Standard">
      <style:text-properties style:font-name="Arial"/>
    </style:style>
    <style:style style:name="P8" style:family="paragraph" style:parent-style-name="Heading_20_3">
      <style:paragraph-properties fo:keep-with-next="always"/>
      <style:text-properties style:font-name="Arial"/>
    </style:style>
    <style:style style:name="P9" style:family="paragraph" style:parent-style-name="Text_20_body">
      <style:text-properties style:font-name="Arial" officeooo:rsid="002a841d" officeooo:paragraph-rsid="002a841d"/>
    </style:style>
    <style:style style:name="P10" style:family="paragraph" style:parent-style-name="Standard">
      <style:paragraph-properties fo:text-align="center" style:justify-single-word="false"/>
      <style:text-properties style:font-name="Arial" fo:font-weight="bold" officeooo:paragraph-rsid="001d0158" style:font-weight-asian="bold" style:font-weight-complex="bold"/>
    </style:style>
    <style:style style:name="P11" style:family="paragraph" style:parent-style-name="Standard">
      <style:text-properties style:font-name="Arial" officeooo:paragraph-rsid="001d0158"/>
    </style:style>
    <style:style style:name="P12" style:family="paragraph" style:parent-style-name="Heading_20_2">
      <style:paragraph-properties fo:text-align="center" style:justify-single-word="false" fo:break-before="page"/>
      <style:text-properties style:font-name="Arial"/>
    </style:style>
    <style:style style:name="P13" style:family="paragraph" style:parent-style-name="Text_20_body">
      <style:text-properties style:font-name="Arial"/>
    </style:style>
    <style:style style:name="P14" style:family="paragraph" style:parent-style-name="Heading_20_3">
      <style:paragraph-properties fo:keep-with-next="always"/>
    </style:style>
    <style:style style:name="P1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"/>
    </style:style>
    <style:style style:name="P16" style:family="paragraph" style:parent-style-name="Heading_20_4">
      <style:paragraph-properties fo:margin-left="0cm" fo:margin-right="0cm" fo:text-indent="0cm" style:auto-text-indent="false"/>
      <style:text-properties style:font-name="Arial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style:font-name="Arial" officeooo:paragraph-rsid="002a841d"/>
    </style:style>
    <style:style style:name="P18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"/>
    </style:style>
    <style:style style:name="P19" style:family="paragraph" style:parent-style-name="Heading_20_4" style:list-style-name="L3">
      <style:paragraph-properties fo:keep-with-next="always"/>
      <style:text-properties style:font-name="Arial"/>
    </style:style>
    <style:style style:name="P20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"/>
    </style:style>
    <style:style style:name="P21" style:family="paragraph" style:parent-style-name="Heading_20_4">
      <style:paragraph-properties fo:keep-with-next="always"/>
      <style:text-properties style:font-name="Arial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style:font-name="Arial" officeooo:paragraph-rsid="0020e702"/>
    </style:style>
    <style:style style:name="P23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"/>
    </style:style>
    <style:style style:name="P24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style:font-name="Arial" officeooo:paragraph-rsid="001f01c5"/>
    </style:style>
    <style:style style:name="P26" style:family="paragraph" style:parent-style-name="Standard">
      <style:text-properties style:font-name="Arial" officeooo:paragraph-rsid="001b8199"/>
    </style:style>
    <style:style style:name="P27" style:family="paragraph" style:parent-style-name="Standard">
      <style:text-properties style:font-name="Arial" officeooo:paragraph-rsid="001f01c5"/>
    </style:style>
    <style:style style:name="P28" style:family="paragraph" style:parent-style-name="Heading_20_3">
      <style:text-properties style:font-name="Arial"/>
    </style:style>
    <style:style style:name="P29" style:family="paragraph" style:parent-style-name="Heading_20_4">
      <style:text-properties style:font-name="Arial"/>
    </style:style>
    <style:style style:name="P30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"/>
    </style:style>
    <style:style style:name="P31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"/>
    </style:style>
    <style:style style:name="P32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"/>
    </style:style>
    <style:style style:name="P33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"/>
    </style:style>
    <style:style style:name="P34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" officeooo:paragraph-rsid="0020758c"/>
    </style:style>
    <style:style style:name="P35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style:font-name="Arial" officeooo:paragraph-rsid="0020758c"/>
    </style:style>
    <style:style style:name="P37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"/>
    </style:style>
    <style:style style:name="P38" style:family="paragraph" style:parent-style-name="Text_20_body" style:list-style-name="L13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"/>
    </style:style>
    <style:style style:name="P39" style:family="paragraph" style:parent-style-name="Text_20_body" style:list-style-name="L14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"/>
    </style:style>
    <style:style style:name="P40" style:family="paragraph" style:parent-style-name="Text_20_body" style:list-style-name="L15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"/>
    </style:style>
    <style:style style:name="P41" style:family="paragraph" style:parent-style-name="Text_20_body" style:list-style-name="L16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"/>
    </style:style>
    <style:style style:name="P42" style:family="paragraph" style:parent-style-name="Text_20_body" style:list-style-name="L17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"/>
    </style:style>
    <style:style style:name="P43" style:family="paragraph" style:parent-style-name="Text_20_body" style:list-style-name="L18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"/>
    </style:style>
    <style:style style:name="P44" style:family="paragraph" style:parent-style-name="Text_20_body" style:list-style-name="L19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"/>
    </style:style>
    <style:style style:name="P45" style:family="paragraph" style:parent-style-name="Heading_20_2">
      <style:paragraph-properties fo:text-align="center" style:justify-single-word="false"/>
      <style:text-properties style:font-name="Arial"/>
    </style:style>
    <style:style style:name="P46" style:family="paragraph" style:parent-style-name="Text_20_body" style:list-style-name="L20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"/>
    </style:style>
    <style:style style:name="P47" style:family="paragraph" style:parent-style-name="Text_20_body" style:list-style-name="L21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"/>
    </style:style>
    <style:style style:name="P48" style:family="paragraph" style:parent-style-name="Text_20_body" style:list-style-name="L22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"/>
    </style:style>
    <style:style style:name="P49" style:family="paragraph" style:parent-style-name="Text_20_body" style:list-style-name="L23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"/>
    </style:style>
    <style:style style:name="P50" style:family="paragraph" style:parent-style-name="Text_20_body" style:list-style-name="L24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"/>
    </style:style>
    <style:style style:name="P51" style:family="paragraph" style:parent-style-name="Text_20_body" style:list-style-name="L25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style:font-name="Arial" officeooo:paragraph-rsid="00234b26"/>
    </style:style>
    <style:style style:name="P53" style:family="paragraph" style:parent-style-name="Text_20_body" style:list-style-name="L26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"/>
    </style:style>
    <style:style style:name="P54" style:family="paragraph" style:parent-style-name="Text_20_body" style:list-style-name="L27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"/>
    </style:style>
    <style:style style:name="P55" style:family="paragraph" style:parent-style-name="Text_20_body" style:list-style-name="L28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"/>
    </style:style>
    <style:style style:name="P56" style:family="paragraph" style:parent-style-name="Text_20_body" style:list-style-name="L29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"/>
    </style:style>
    <style:style style:name="P57" style:family="paragraph" style:parent-style-name="Text_20_body" style:list-style-name="L30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"/>
    </style:style>
    <style:style style:name="P58" style:family="paragraph" style:parent-style-name="Text_20_body" style:list-style-name="L31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"/>
    </style:style>
    <style:style style:name="P59" style:family="paragraph" style:parent-style-name="Text_20_body" style:list-style-name="L32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"/>
    </style:style>
    <style:style style:name="P60" style:family="paragraph" style:parent-style-name="Text_20_body" style:list-style-name="L33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"/>
    </style:style>
    <style:style style:name="T1" style:family="text">
      <style:text-properties officeooo:rsid="001ab106"/>
    </style:style>
    <style:style style:name="T2" style:family="text">
      <style:text-properties officeooo:rsid="001d0158"/>
    </style:style>
    <style:style style:name="T3" style:family="text">
      <style:text-properties officeooo:rsid="0020758c"/>
    </style:style>
    <style:style style:name="T4" style:family="text">
      <style:text-properties officeooo:rsid="0020e702"/>
    </style:style>
    <style:style style:name="T5" style:family="text">
      <style:text-properties officeooo:rsid="001f01c5"/>
    </style:style>
    <style:style style:name="T6" style:family="text">
      <style:text-properties officeooo:rsid="002a841d"/>
    </style:style>
    <style:style style:name="T7" style:family="text">
      <style:text-properties officeooo:rsid="00272ea3"/>
    </style:style>
    <style:style style:name="T8" style:family="text">
      <style:text-properties fo:font-weight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 text:protected="true">
            <text:p text:style-name="P2">Índice</text:p>
          </text:index-title>
          <text:p text:style-name="P3"><text:a xlink:type="simple" xlink:href="#__RefHeading___Toc844_2263996547" text:style-name="Index_20_Link" text:visited-style-name="Index_20_Link">ENUNCIADO<text:tab/>4</text:a></text:p>
          <text:p text:style-name="P3"><text:a xlink:type="simple" xlink:href="#__RefHeading___Toc353_2263996547" text:style-name="Index_20_Link" text:visited-style-name="Index_20_Link">Segmentación do centro<text:tab/>5</text:a></text:p>
          <text:p text:style-name="P3"><text:a xlink:type="simple" xlink:href="#__RefHeading___Toc355_2263996547" text:style-name="Index_20_Link" text:visited-style-name="Index_20_Link">Alumnado ESO / Bachillerato<text:tab/>6</text:a></text:p>
          <text:p text:style-name="P4"><text:a xlink:type="simple" xlink:href="#__RefHeading___Toc784_2263996547" text:style-name="Index_20_Link" text:visited-style-name="Index_20_Link">0. Introduccion<text:tab/>6</text:a></text:p>
          <text:p text:style-name="P4"><text:a xlink:type="simple" xlink:href="#__RefHeading___Toc357_2263996547" text:style-name="Index_20_Link" text:visited-style-name="Index_20_Link">1. Identidad Digital<text:tab/>6</text:a></text:p>
          <text:p text:style-name="P5"><text:a xlink:type="simple" xlink:href="#__RefHeading___Toc359_2263996547" text:style-name="Index_20_Link" text:visited-style-name="Index_20_Link">Recomendaciones<text:tab/>6</text:a></text:p>
          <text:p text:style-name="P4"><text:a xlink:type="simple" xlink:href="#__RefHeading___Toc361_2263996547" text:style-name="Index_20_Link" text:visited-style-name="Index_20_Link">2. Comunicación Segura<text:tab/>6</text:a></text:p>
          <text:p text:style-name="P5"><text:a xlink:type="simple" xlink:href="#__RefHeading___Toc363_2263996547" text:style-name="Index_20_Link" text:visited-style-name="Index_20_Link">Consejos<text:tab/>6</text:a></text:p>
          <text:p text:style-name="P4"><text:a xlink:type="simple" xlink:href="#__RefHeading___Toc365_2263996547" text:style-name="Index_20_Link" text:visited-style-name="Index_20_Link">3. Ciberacoso<text:tab/>6</text:a></text:p>
          <text:p text:style-name="P5"><text:a xlink:type="simple" xlink:href="#__RefHeading___Toc367_2263996547" text:style-name="Index_20_Link" text:visited-style-name="Index_20_Link">Qué hacer ante el ciberacoso<text:tab/>7</text:a></text:p>
          <text:p text:style-name="P4"><text:a xlink:type="simple" xlink:href="#__RefHeading___Toc369_2263996547" text:style-name="Index_20_Link" text:visited-style-name="Index_20_Link">4. Contraseñas Seguras<text:tab/>7</text:a></text:p>
          <text:p text:style-name="P5"><text:a xlink:type="simple" xlink:href="#__RefHeading___Toc371_2263996547" text:style-name="Index_20_Link" text:visited-style-name="Index_20_Link">Recomendaciones<text:tab/>7</text:a></text:p>
          <text:p text:style-name="P4"><text:a xlink:type="simple" xlink:href="#__RefHeading___Toc373_2263996547" text:style-name="Index_20_Link" text:visited-style-name="Index_20_Link">5. Redes Sociales<text:tab/>7</text:a></text:p>
          <text:p text:style-name="P5"><text:a xlink:type="simple" xlink:href="#__RefHeading___Toc375_2263996547" text:style-name="Index_20_Link" text:visited-style-name="Index_20_Link">Buenas prácticas<text:tab/>7</text:a></text:p>
          <text:p text:style-name="P4"><text:a xlink:type="simple" xlink:href="#__RefHeading___Toc377_2263996547" text:style-name="Index_20_Link" text:visited-style-name="Index_20_Link">6. Conclusión<text:tab/>7</text:a></text:p>
          <text:p text:style-name="P3"><text:a xlink:type="simple" xlink:href="#__RefHeading___Toc379_2263996547" text:style-name="Index_20_Link" text:visited-style-name="Index_20_Link">Alumnado Ciclos Informáticos<text:tab/>8</text:a></text:p>
          <text:p text:style-name="P4"><text:a xlink:type="simple" xlink:href="#__RefHeading___Toc381_2263996547" text:style-name="Index_20_Link" text:visited-style-name="Index_20_Link">0. Introducción<text:tab/>8</text:a></text:p>
          <text:p text:style-name="P4"><text:a xlink:type="simple" xlink:href="#__RefHeading___Toc383_2263996547" text:style-name="Index_20_Link" text:visited-style-name="Index_20_Link">1. Redes Seguras<text:tab/>8</text:a></text:p>
          <text:p text:style-name="P5"><text:a xlink:type="simple" xlink:href="#__RefHeading___Toc385_2263996547" text:style-name="Index_20_Link" text:visited-style-name="Index_20_Link">Principios de seguridad en redes<text:tab/>8</text:a></text:p>
          <text:p text:style-name="P5"><text:a xlink:type="simple" xlink:href="#__RefHeading___Toc387_2263996547" text:style-name="Index_20_Link" text:visited-style-name="Index_20_Link">Buenas prácticas<text:tab/>8</text:a></text:p>
          <text:p text:style-name="P5"><text:a xlink:type="simple" xlink:href="#__RefHeading___Toc389_2263996547" text:style-name="Index_20_Link" text:visited-style-name="Index_20_Link">2. Criptografía<text:tab/>8</text:a></text:p>
          <text:p text:style-name="P5"><text:a xlink:type="simple" xlink:href="#__RefHeading___Toc391_2263996547" text:style-name="Index_20_Link" text:visited-style-name="Index_20_Link">Tipos de cifrado<text:tab/>9</text:a></text:p>
          <text:p text:style-name="P5"><text:a xlink:type="simple" xlink:href="#__RefHeading___Toc393_2263996547" text:style-name="Index_20_Link" text:visited-style-name="Index_20_Link">Aplicaciones prácticas<text:tab/>9</text:a></text:p>
          <text:p text:style-name="P5"><text:a xlink:type="simple" xlink:href="#__RefHeading___Toc395_2263996547" text:style-name="Index_20_Link" text:visited-style-name="Index_20_Link">Gestión de claves<text:tab/>9</text:a></text:p>
          <text:p text:style-name="P4"><text:a xlink:type="simple" xlink:href="#__RefHeading___Toc397_2263996547" text:style-name="Index_20_Link" text:visited-style-name="Index_20_Link">3. Vulnerabilidades<text:tab/>9</text:a></text:p>
          <text:p text:style-name="P5"><text:a xlink:type="simple" xlink:href="#__RefHeading___Toc399_2263996547" text:style-name="Index_20_Link" text:visited-style-name="Index_20_Link">Tipos de vulnerabilidades<text:tab/>9</text:a></text:p>
          <text:p text:style-name="P5"><text:a xlink:type="simple" xlink:href="#__RefHeading___Toc401_2263996547" text:style-name="Index_20_Link" text:visited-style-name="Index_20_Link">Ciclo de gestión de vulnerabilidades<text:tab/>9</text:a></text:p>
          <text:p text:style-name="P5"><text:a xlink:type="simple" xlink:href="#__RefHeading___Toc403_2263996547" text:style-name="Index_20_Link" text:visited-style-name="Index_20_Link">Pruebas de penetración (Pentesting)<text:tab/>10</text:a></text:p>
          <text:p text:style-name="P4"><text:a xlink:type="simple" xlink:href="#__RefHeading___Toc405_2263996547" text:style-name="Index_20_Link" text:visited-style-name="Index_20_Link">4. Conclusión<text:tab/>10</text:a></text:p>
          <text:p text:style-name="P3"><text:a xlink:type="simple" xlink:href="#__RefHeading___Toc407_2263996547" text:style-name="Index_20_Link" text:visited-style-name="Index_20_Link">Alumnado Ciclos No Informáticos<text:tab/>11</text:a></text:p>
          <text:p text:style-name="P5"><text:a xlink:type="simple" xlink:href="#__RefHeading___Toc409_2263996547" text:style-name="Index_20_Link" text:visited-style-name="Index_20_Link">0. Introducción<text:tab/>11</text:a></text:p>
          <text:p text:style-name="P4"><text:a xlink:type="simple" xlink:href="#__RefHeading___Toc411_2263996547" text:style-name="Index_20_Link" text:visited-style-name="Index_20_Link">1. Uso Seguro de Dispositivos<text:tab/>11</text:a></text:p>
          <text:p text:style-name="P5"><text:a xlink:type="simple" xlink:href="#__RefHeading___Toc413_2263996547" text:style-name="Index_20_Link" text:visited-style-name="Index_20_Link">Buenas prácticas<text:tab/>11</text:a></text:p>
          <text:p text:style-name="P5"><text:a xlink:type="simple" xlink:href="#__RefHeading___Toc415_2263996547" text:style-name="Index_20_Link" text:visited-style-name="Index_20_Link">En el entorno profesional<text:tab/>11</text:a></text:p>
          <text:p text:style-name="P4"><text:a xlink:type="simple" xlink:href="#__RefHeading___Toc417_2263996547" text:style-name="Index_20_Link" text:visited-style-name="Index_20_Link">2. Protección de Datos Personales<text:tab/>11</text:a></text:p>
          <text:p text:style-name="P5"><text:a xlink:type="simple" xlink:href="#__RefHeading___Toc419_2263996547" text:style-name="Index_20_Link" text:visited-style-name="Index_20_Link">Principios básicos<text:tab/>12</text:a></text:p>
          <text:p text:style-name="P5"><text:a xlink:type="simple" xlink:href="#__RefHeading___Toc421_2263996547" text:style-name="Index_20_Link" text:visited-style-name="Index_20_Link">Ejemplos prácticos<text:tab/>12</text:a></text:p>
          <text:p text:style-name="P4"><text:a xlink:type="simple" xlink:href="#__RefHeading___Toc423_2263996547" text:style-name="Index_20_Link" text:visited-style-name="Index_20_Link">3. Seguridad en la Comunicación Digital<text:tab/>12</text:a></text:p>
          <text:p text:style-name="P5"><text:a xlink:type="simple" xlink:href="#__RefHeading___Toc425_2263996547" text:style-name="Index_20_Link" text:visited-style-name="Index_20_Link">Recomendaciones<text:tab/>12</text:a></text:p>
          <text:p text:style-name="P4"><text:a xlink:type="simple" xlink:href="#__RefHeading___Toc427_2263996547" text:style-name="Index_20_Link" text:visited-style-name="Index_20_Link">4. Contraseñas y Accesos<text:tab/>12</text:a></text:p>
          <text:p text:style-name="P5"><text:a xlink:type="simple" xlink:href="#__RefHeading___Toc429_2263996547" text:style-name="Index_20_Link" text:visited-style-name="Index_20_Link">Consejos para crear contraseñas seguras<text:tab/>12</text:a></text:p>
          <text:p text:style-name="P4"><text:a xlink:type="simple" xlink:href="#__RefHeading___Toc431_2263996547" text:style-name="Index_20_Link" text:visited-style-name="Index_20_Link">5. Conclusión<text:tab/>12</text:a></text:p>
          <text:p text:style-name="P3"><text:a xlink:type="simple" xlink:href="#__RefHeading___Toc433_2263996547" text:style-name="Index_20_Link" text:visited-style-name="Index_20_Link">Profesorado<text:tab/>13</text:a></text:p>
          <text:p text:style-name="P4"><text:a xlink:type="simple" xlink:href="#__RefHeading___Toc435_2263996547" text:style-name="Index_20_Link" text:visited-style-name="Index_20_Link">0. Introducción<text:tab/>13</text:a></text:p>
          <text:p text:style-name="P4"><text:a xlink:type="simple" xlink:href="#__RefHeading___Toc437_2263996547" text:style-name="Index_20_Link" text:visited-style-name="Index_20_Link">1. Protección de Datos en el Ámbito Educativo<text:tab/>13</text:a></text:p>
          <text:p text:style-name="P5"><text:a xlink:type="simple" xlink:href="#__RefHeading___Toc439_2263996547" text:style-name="Index_20_Link" text:visited-style-name="Index_20_Link">Principios básicos<text:tab/>13</text:a></text:p>
          <text:p text:style-name="P5"><text:a xlink:type="simple" xlink:href="#__RefHeading___Toc441_2263996547" text:style-name="Index_20_Link" text:visited-style-name="Index_20_Link">Ejemplos prácticos<text:tab/>13</text:a></text:p>
          <text:p text:style-name="P4"><text:a xlink:type="simple" xlink:href="#__RefHeading___Toc443_2263996547" text:style-name="Index_20_Link" text:visited-style-name="Index_20_Link">2. Uso Seguro de Plataformas Educativas<text:tab/>13</text:a></text:p>
          <text:p text:style-name="P5"><text:a xlink:type="simple" xlink:href="#__RefHeading___Toc445_2263996547" text:style-name="Index_20_Link" text:visited-style-name="Index_20_Link">Buenas prácticas generales<text:tab/>14</text:a></text:p>
          <text:p text:style-name="P5"><text:a xlink:type="simple" xlink:href="#__RefHeading___Toc447_2263996547" text:style-name="Index_20_Link" text:visited-style-name="Index_20_Link">Gestión de contraseñas<text:tab/>14</text:a></text:p>
          <text:p text:style-name="P5"><text:a xlink:type="simple" xlink:href="#__RefHeading___Toc449_2263996547" text:style-name="Index_20_Link" text:visited-style-name="Index_20_Link"><text:soft-page-break/>Comunicación y privacidad<text:tab/>14</text:a></text:p>
          <text:p text:style-name="P4"><text:a xlink:type="simple" xlink:href="#__RefHeading___Toc451_2263996547" text:style-name="Index_20_Link" text:visited-style-name="Index_20_Link">3. Protección de Datos en el Aula Digital<text:tab/>14</text:a></text:p>
          <text:p text:style-name="P5"><text:a xlink:type="simple" xlink:href="#__RefHeading___Toc453_2263996547" text:style-name="Index_20_Link" text:visited-style-name="Index_20_Link">Recomendaciones<text:tab/>14</text:a></text:p>
          <text:p text:style-name="P4"><text:a xlink:type="simple" xlink:href="#__RefHeading___Toc455_2263996547" text:style-name="Index_20_Link" text:visited-style-name="Index_20_Link">4. Responsabilidad del Profesorado<text:tab/>14</text:a></text:p>
          <text:p text:style-name="P5"><text:a xlink:type="simple" xlink:href="#__RefHeading___Toc457_2263996547" text:style-name="Index_20_Link" text:visited-style-name="Index_20_Link">Compromisos esenciales<text:tab/>14</text:a></text:p>
          <text:p text:style-name="P4"><text:a xlink:type="simple" xlink:href="#__RefHeading___Toc459_2263996547" text:style-name="Index_20_Link" text:visited-style-name="Index_20_Link">5. Conclusión<text:tab/>15</text:a></text:p>
          <text:p text:style-name="P3"><text:a xlink:type="simple" xlink:href="#__RefHeading___Toc461_2263996547" text:style-name="Index_20_Link" text:visited-style-name="Index_20_Link">Personal No Docente<text:tab/>16</text:a></text:p>
          <text:p text:style-name="P4"><text:a xlink:type="simple" xlink:href="#__RefHeading___Toc463_2263996547" text:style-name="Index_20_Link" text:visited-style-name="Index_20_Link">Introducción<text:tab/>16</text:a></text:p>
          <text:p text:style-name="P4"><text:a xlink:type="simple" xlink:href="#__RefHeading___Toc465_2263996547" text:style-name="Index_20_Link" text:visited-style-name="Index_20_Link">1. Qué son los Datos Administrativos<text:tab/>16</text:a></text:p>
          <text:p text:style-name="P5"><text:a xlink:type="simple" xlink:href="#__RefHeading___Toc467_2263996547" text:style-name="Index_20_Link" text:visited-style-name="Index_20_Link">Ejemplos de datos administrativos<text:tab/>16</text:a></text:p>
          <text:p text:style-name="P4"><text:a xlink:type="simple" xlink:href="#__RefHeading___Toc469_2263996547" text:style-name="Index_20_Link" text:visited-style-name="Index_20_Link">2. Principios de la Protección de Datos<text:tab/>16</text:a></text:p>
          <text:p text:style-name="P5"><text:a xlink:type="simple" xlink:href="#__RefHeading___Toc471_2263996547" text:style-name="Index_20_Link" text:visited-style-name="Index_20_Link">Principios básicos<text:tab/>16</text:a></text:p>
          <text:p text:style-name="P4"><text:a xlink:type="simple" xlink:href="#__RefHeading___Toc473_2263996547" text:style-name="Index_20_Link" text:visited-style-name="Index_20_Link">3. Buenas Prácticas en la Gestión de Datos<text:tab/>17</text:a></text:p>
          <text:p text:style-name="P5"><text:a xlink:type="simple" xlink:href="#__RefHeading___Toc475_2263996547" text:style-name="Index_20_Link" text:visited-style-name="Index_20_Link">En oficinas y despachos<text:tab/>17</text:a></text:p>
          <text:p text:style-name="P5"><text:a xlink:type="simple" xlink:href="#__RefHeading___Toc477_2263996547" text:style-name="Index_20_Link" text:visited-style-name="Index_20_Link">En conserjería<text:tab/>17</text:a></text:p>
          <text:p text:style-name="P5"><text:a xlink:type="simple" xlink:href="#__RefHeading___Toc479_2263996547" text:style-name="Index_20_Link" text:visited-style-name="Index_20_Link">En limpieza y mantenimiento<text:tab/>17</text:a></text:p>
          <text:p text:style-name="P4"><text:a xlink:type="simple" xlink:href="#__RefHeading___Toc481_2263996547" text:style-name="Index_20_Link" text:visited-style-name="Index_20_Link">4. Seguridad en el Uso de Equipos y Documentos Digitales<text:tab/>17</text:a></text:p>
          <text:p text:style-name="P5"><text:a xlink:type="simple" xlink:href="#__RefHeading___Toc483_2263996547" text:style-name="Index_20_Link" text:visited-style-name="Index_20_Link">Recomendaciones<text:tab/>17</text:a></text:p>
          <text:p text:style-name="P4"><text:a xlink:type="simple" xlink:href="#__RefHeading___Toc485_2263996547" text:style-name="Index_20_Link" text:visited-style-name="Index_20_Link">5. Responsabilidad y Cumplimiento<text:tab/>17</text:a></text:p>
          <text:p text:style-name="P5"><text:a xlink:type="simple" xlink:href="#__RefHeading___Toc487_2263996547" text:style-name="Index_20_Link" text:visited-style-name="Index_20_Link">Compromisos esenciales<text:tab/>18</text:a></text:p>
          <text:p text:style-name="P4"><text:a xlink:type="simple" xlink:href="#__RefHeading___Toc489_2263996547" text:style-name="Index_20_Link" text:visited-style-name="Index_20_Link">Conclusión<text:tab/>18</text:a></text:p>
        </text:index-body>
      </text:table-of-content>
      <text:p text:style-name="P1"/>
      <text:h text:style-name="P6" text:outline-level="2"><text:bookmark-start text:name="__RefHeading___Toc844_2263996547"/>ENUNCIADO<text:bookmark-end text:name="__RefHeading___Toc844_2263996547"/></text:h>
      <text:p text:style-name="P1"/>
      <text:p text:style-name="P1"><text:span text:style-name="T1">D</text:span>iseña<text:span text:style-name="T1">r</text:span> un plan de formación y concienciación para el instituto.</text:p>
      <text:p text:style-name="P1"><text:span text:style-name="T1">T</text:span>ener en cuenta los distintos roles existentes (ESO, ciclos, profesorado, personal no docente...) y, dentro ellos, distintas categorías (no es lo mismo alumnado/profesorado de ciclos de informática que de imagen personal,<text:span text:style-name="T1">)</text:span>.</text:p>
      <text:p text:style-name="P1">Hay que justificar las decisiones tomadas.</text:p>
      <text:p text:style-name="P1">La entrega será un documento PDF con índice, introducción, etc. y 1 por grupo.</text:p>
      <text:p text:style-name="P7"/>
      <text:h text:style-name="P8" text:outline-level="3"/>
      <text:h text:style-name="P6" text:outline-level="2"><text:bookmark-start text:name="__RefHeading___Toc353_2263996547"/><text:span text:style-name="T2">S</text:span>egmentación <text:span text:style-name="T2">do centro</text:span><text:bookmark-end text:name="__RefHeading___Toc353_2263996547"/></text:h>
      <text:p text:style-name="P9"/>
      <text:p text:style-name="P9">Tras un analisis de la oferta de estudios del instituto IES Teis se han identificado los siguientes roles y necesidades de formación y concienciacion.</text:p>
      <text:p text:style-name="P9"/>
      <table:table table:name="Táboa1" table:style-name="Táboa1">
        <table:table-column table:style-name="Táboa1.A"/>
        <table:table-column table:style-name="Táboa1.B"/>
        <table:table-row>
          <table:table-cell table:style-name="Táboa1.A1" office:value-type="string">
            <text:p text:style-name="P10">Rol</text:p>
          </table:table-cell>
          <table:table-cell table:style-name="Táboa1.B1" office:value-type="string">
            <text:p text:style-name="P10">Necesidades </text:p>
          </table:table-cell>
        </table:table-row>
        <table:table-row>
          <table:table-cell table:style-name="Táboa1.A2" office:value-type="string">
            <text:p text:style-name="P11">Alumnado ESO / <text:span text:style-name="T3">Bachillerato</text:span></text:p>
          </table:table-cell>
          <table:table-cell table:style-name="Táboa1.B2" office:value-type="string">
            <text:p text:style-name="P11">Hábitos básicos: contraseñas, redes sociales, phishing.</text:p>
          </table:table-cell>
        </table:table-row>
        <table:table-row>
          <table:table-cell table:style-name="Táboa1.A2" office:value-type="string">
            <text:p text:style-name="P11">Alumnado Ciclos Informáticos</text:p>
          </table:table-cell>
          <table:table-cell table:style-name="Táboa1.B3" office:value-type="string">
            <text:p text:style-name="P11">Seguridad técnica avanzada.</text:p>
          </table:table-cell>
        </table:table-row>
        <table:table-row>
          <table:table-cell table:style-name="Táboa1.A2" office:value-type="string">
            <text:p text:style-name="P11">Alumnado Ciclos No Informáticos</text:p>
          </table:table-cell>
          <table:table-cell table:style-name="Táboa1.B4" office:value-type="string">
            <text:p text:style-name="P11">Buenas prácticas digitales</text:p>
          </table:table-cell>
        </table:table-row>
        <table:table-row>
          <table:table-cell table:style-name="Táboa1.A2" office:value-type="string">
            <text:p text:style-name="P11">Profesorado</text:p>
          </table:table-cell>
          <table:table-cell table:style-name="Táboa1.B5" office:value-type="string">
            <text:p text:style-name="P11">Protección de datos, gestión educativa</text:p>
          </table:table-cell>
        </table:table-row>
        <table:table-row>
          <table:table-cell table:style-name="Táboa1.A2" office:value-type="string">
            <text:p text:style-name="P11">Personal <text:span text:style-name="T4">no docente</text:span></text:p>
          </table:table-cell>
          <table:table-cell table:style-name="Táboa1.B6" office:value-type="string">
            <text:p text:style-name="P11">Seguridad administrativa</text:p>
          </table:table-cell>
        </table:table-row>
      </table:table>
      <text:p text:style-name="P7"/>
      <text:h text:style-name="P12" text:outline-level="2"><text:bookmark-start text:name="__RefHeading___Toc355_2263996547"/>Alumnado ESO / <text:span text:style-name="T3">Bachillerato</text:span><text:bookmark-end text:name="__RefHeading___Toc355_2263996547"/></text:h>
      <text:p text:style-name="P13"/>
      <text:p text:style-name="P13">Módulos <text:span text:style-name="T2">identificados</text:span>: Identidad digital; comunicación segura; ciberacoso; contraseñas; redes sociales </text:p>
      <text:h text:style-name="P14" text:outline-level="3"><text:bookmark-start text:name="__RefHeading___Toc784_2263996547"/>0. Introduccion<text:bookmark-end text:name="__RefHeading___Toc784_2263996547"/></text:h>
      <text:p text:style-name="Text_20_body"/>
      <text:h text:style-name="Heading_20_3" text:outline-level="3"><text:bookmark-start text:name="__RefHeading___Toc357_2263996547"/><text:span text:style-name="T5">1. </text:span>Identidad Digital<text:bookmark-end text:name="__RefHeading___Toc357_2263996547"/></text:h>
      <text:p text:style-name="P1">La identidad digital es el conjunto de información que una persona comparte sobre sí misma en Internet. Incluye fotos, comentarios, publicaciones, gustos y cualquier dato personal que se publique en redes sociales, foros o páginas web.<text:line-break/>Cuidar la identidad digital significa pensar antes de publicar, proteger la privacidad y mantener una buena reputación en línea. Todo lo que se comparte puede permanecer en la red durante mucho tiempo y ser visto por personas desconocidas.</text:p>
      <text:h text:style-name="Heading_20_4" text:outline-level="4"><text:bookmark-start text:name="__RefHeading___Toc359_2263996547"/>Recomendaciones<text:bookmark-end text:name="__RefHeading___Toc359_2263996547"/></text:h>
      <text:list text:style-name="L1">
        <text:list-item>
          <text:list>
            <text:list-item>
              <text:p text:style-name="P15">Compartir solo información necesaria.</text:p>
            </text:list-item>
            <text:list-item>
              <text:p text:style-name="P15">Revisar la configuración de privacidad en redes sociales.</text:p>
            </text:list-item>
            <text:list-item>
              <text:p text:style-name="P15">Evitar publicar datos personales como dirección, teléfono o centro educativo.</text:p>
            </text:list-item>
            <text:list-item>
              <text:p text:style-name="P15">Pensar en las consecuencias antes de subir fotos o comentarios.</text:p>
            </text:list-item>
          </text:list>
        </text:list-item>
      </text:list>
      <text:h text:style-name="P16" text:outline-level="4"/>
      <text:h text:style-name="Heading_20_3" text:outline-level="3"><text:bookmark-start text:name="__RefHeading___Toc361_2263996547"/><text:span text:style-name="T5">2. </text:span>Comunicación Segura<text:bookmark-end text:name="__RefHeading___Toc361_2263996547"/></text:h>
      <text:p text:style-name="P17">Es importante reconocer que detrás de cada pantalla hay una persona <text:span text:style-name="T6">por lo que la comunicación debe ser respetuosa y responsable.</text:span><text:line-break/>Para mantener una comunicación segura, se deben usar canales confiables y evitar compartir información sensible con desconocidos.</text:p>
      <text:h text:style-name="Heading_20_4" text:outline-level="4"><text:bookmark-start text:name="__RefHeading___Toc363_2263996547"/>Consejos<text:bookmark-end text:name="__RefHeading___Toc363_2263996547"/></text:h>
      <text:list text:style-name="L2">
        <text:list-item>
          <text:list>
            <text:list-item>
              <text:p text:style-name="P18">No responder mensajes sospechosos o agresivos.</text:p>
            </text:list-item>
            <text:list-item>
              <text:p text:style-name="P18">No compartir contenido íntimo o personal por medios digitales, independientemente del grado de confianza con la otra persona.</text:p>
            </text:list-item>
            <text:list-item>
              <text:p text:style-name="P18">Utilizar plataformas seguras y oficiales para comunicarse.</text:p>
            </text:list-item>
            <text:list-item>
              <text:p text:style-name="P18">Avisar a un adulto o profesor si se recibe un mensaje incómodo o amenazante.</text:p>
            </text:list-item>
          </text:list>
        </text:list-item>
      </text:list>
      <text:list xml:id="list4294589151" text:style-name="L3">
        <text:list-item>
          <text:list>
            <text:list-item>
              <text:list>
                <text:list-item>
                  <text:list>
                    <text:list-header>
                      <text:h text:style-name="P19" text:outline-level="4"/>
                    </text:list-header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365_2263996547"/><text:span text:style-name="T5">3. </text:span>Ciberacoso<text:bookmark-end text:name="__RefHeading___Toc365_2263996547"/></text:h>
      <text:p text:style-name="P1">El ciberacoso es una forma de acoso que se realiza a través de medios digitales, como redes sociales, chats o videojuegos en línea. Puede incluir insultos, amenazas, difusión de rumores o publicación de imágenes sin permiso.</text:p>
      <text:h text:style-name="Heading_20_4" text:outline-level="4"><text:bookmark-start text:name="__RefHeading___Toc367_2263996547"/><text:soft-page-break/>Qué hacer ante el ciberacoso<text:bookmark-end text:name="__RefHeading___Toc367_2263996547"/></text:h>
      <text:list text:style-name="L4">
        <text:list-item>
          <text:list>
            <text:list-item>
              <text:p text:style-name="P20">No responder ni participar en las burlas.</text:p>
            </text:list-item>
            <text:list-item>
              <text:p text:style-name="P20">Guardar pruebas (mensajes, capturas de pantalla).</text:p>
            </text:list-item>
            <text:list-item>
              <text:p text:style-name="P20">Bloquear al agresor.</text:p>
            </text:list-item>
            <text:list-item>
              <text:p text:style-name="P20">Informar a un adulto, profesor o autoridad competente.</text:p>
            </text:list-item>
            <text:list-item>
              <text:p text:style-name="P20"><text:span text:style-name="T4">A</text:span>cosar o difundir contenido ofensivo <text:span text:style-name="T4">TIENE</text:span> consecuencias legales.</text:p>
            </text:list-item>
          </text:list>
        </text:list-item>
      </text:list>
      <text:h text:style-name="P21" text:outline-level="4"/>
      <text:h text:style-name="Heading_20_3" text:outline-level="3"><text:bookmark-start text:name="__RefHeading___Toc369_2263996547"/><text:span text:style-name="T5">4. </text:span>Contraseñas Seguras<text:bookmark-end text:name="__RefHeading___Toc369_2263996547"/></text:h>
      <text:p text:style-name="P22">Las contraseñas son la primera barrera de protección de la información personal. </text:p>
      <text:p text:style-name="P22">Una contraseña segura debe ser difícil de adivinar y diferente para cada cuenta.</text:p>
      <text:h text:style-name="Heading_20_4" text:outline-level="4"><text:bookmark-start text:name="__RefHeading___Toc371_2263996547"/>Recomendaciones<text:bookmark-end text:name="__RefHeading___Toc371_2263996547"/></text:h>
      <text:list text:style-name="L5">
        <text:list-item>
          <text:list>
            <text:list-item>
              <text:p text:style-name="P23">Usar una combinación de letras, números y símbolos.</text:p>
            </text:list-item>
            <text:list-item>
              <text:p text:style-name="P23">Evitar usar datos personales (nombre, fecha de nacimiento, etc.).</text:p>
            </text:list-item>
            <text:list-item>
              <text:p text:style-name="P23">Cambiar las contraseñas periódicamente.</text:p>
            </text:list-item>
            <text:list-item>
              <text:p text:style-name="P23">No compartirlas con nadie.</text:p>
            </text:list-item>
            <text:list-item>
              <text:p text:style-name="P23">Activar la verificación en dos pasos cuando sea posible.</text:p>
            </text:list-item>
          </text:list>
        </text:list-item>
      </text:list>
      <text:list text:continue-list="list4294589151" text:style-name="L3">
        <text:list-item>
          <text:list>
            <text:list-item>
              <text:list>
                <text:list-item>
                  <text:list>
                    <text:list-header>
                      <text:h text:style-name="P19" text:outline-level="4"/>
                    </text:list-header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373_2263996547"/><text:span text:style-name="T5">5. </text:span>Redes Sociales<text:bookmark-end text:name="__RefHeading___Toc373_2263996547"/></text:h>
      <text:p text:style-name="P1">Las redes sociales permiten comunicarse, compartir intereses y aprender, pero también pueden implicar riesgos si no se usan con precaución.</text:p>
      <text:h text:style-name="Heading_20_4" text:outline-level="4"><text:bookmark-start text:name="__RefHeading___Toc375_2263996547"/>Buenas prácticas<text:bookmark-end text:name="__RefHeading___Toc375_2263996547"/></text:h>
      <text:list text:style-name="L6">
        <text:list-item>
          <text:list>
            <text:list-item>
              <text:p text:style-name="P24">Configurar la privacidad para controlar quién puede ver las publicaciones.</text:p>
            </text:list-item>
            <text:list-item>
              <text:p text:style-name="P24">No aceptar solicitudes de amistad de desconocidos.</text:p>
            </text:list-item>
            <text:list-item>
              <text:p text:style-name="P24">Pensar antes de publicar o comentar.</text:p>
            </text:list-item>
            <text:list-item>
              <text:p text:style-name="P24">Evitar compartir la ubicación en tiempo real.</text:p>
            </text:list-item>
            <text:list-item>
              <text:p text:style-name="P24">Denunciar contenidos o comportamientos inapropiados.</text:p>
              <text:p text:style-name="P24"/>
            </text:list-item>
          </text:list>
        </text:list-item>
      </text:list>
      <text:h text:style-name="Heading_20_3" text:outline-level="3"><text:bookmark-start text:name="__RefHeading___Toc377_2263996547"/><text:span text:style-name="T7">6. </text:span>Conclusión<text:bookmark-end text:name="__RefHeading___Toc377_2263996547"/></text:h>
      <text:p text:style-name="P25">El uso responsable de Internet y las redes sociales es fundamental para proteger la identidad digital y mantener una convivencia segura en el entorno digital. </text:p>
      <text:p text:style-name="P25">Ser consciente de los riesgos y actuar con respeto y precaución ayuda a construir una comunidad en línea más segura y positiva.</text:p>
      <text:p text:style-name="P7"/>
      <text:p text:style-name="P26"/>
      <text:h text:style-name="P12" text:outline-level="2"><text:bookmark-start text:name="__RefHeading___Toc379_2263996547"/>Alumnado Ciclos Informáticos<text:bookmark-end text:name="__RefHeading___Toc379_2263996547"/></text:h>
      <text:p text:style-name="P26"/>
      <text:p text:style-name="P27">Módulos <text:span text:style-name="T2">identificados</text:span>: Redes seguras, criptografía, vulnerabilidades. </text:p>
      <text:p text:style-name="P26"/>
      <text:p text:style-name="P26"/>
      <text:h text:style-name="P28" text:outline-level="3"><text:bookmark-start text:name="__RefHeading___Toc381_2263996547"/><text:span text:style-name="T5">0. </text:span>Introducción<text:bookmark-end text:name="__RefHeading___Toc381_2263996547"/></text:h>
      <text:p text:style-name="P25">Comprender cómo proteger redes, aplicar técnicas criptográficas y gestionar vulnerabilidades permite diseñar infraestructuras seguras y resilientes frente a amenazas.</text:p>
      <text:p text:style-name="P25"/>
      <text:h text:style-name="P28" text:outline-level="3"><text:bookmark-start text:name="__RefHeading___Toc383_2263996547"/>1. Redes Seguras<text:bookmark-end text:name="__RefHeading___Toc383_2263996547"/></text:h>
      <text:p text:style-name="P25">Las redes seguras garantizan la confidencialidad, integridad y disponibilidad de la información que circula entre dispositivos y sistemas. </text:p>
      <text:p text:style-name="P25">Su diseño y mantenimiento requieren aplicar políticas, protocolos y herramientas que minimicen los riesgos de intrusión o pérdida de datos.</text:p>
      <text:p text:style-name="P25"/>
      <text:h text:style-name="P29" text:outline-level="4"><text:bookmark-start text:name="__RefHeading___Toc385_2263996547"/>Principios de seguridad en redes<text:bookmark-end text:name="__RefHeading___Toc385_2263996547"/></text:h>
      <text:list text:style-name="L7">
        <text:list-item>
          <text:list>
            <text:list-item>
              <text:p text:style-name="P30"><text:span text:style-name="T8">Segmentación de red:</text:span> Separar redes internas, externas y de invitados para limitar el alcance de posibles ataques.</text:p>
            </text:list-item>
            <text:list-item>
              <text:p text:style-name="P30"><text:span text:style-name="T8">Control de acceso:</text:span> Implementar autenticación multifactor y políticas basadas en roles.</text:p>
            </text:list-item>
            <text:list-item>
              <text:p text:style-name="P30"><text:span text:style-name="T8">Monitorización y detección:</text:span> Utilizar sistemas IDS/IPS para identificar y bloquear tráfico sospechoso.</text:p>
            </text:list-item>
            <text:list-item>
              <text:p text:style-name="P30"><text:span text:style-name="T8">Cifrado de comunicaciones:</text:span> Emplear protocolos seguros como TLS, SSH o IPsec.</text:p>
            </text:list-item>
            <text:list-item>
              <text:p text:style-name="P30"><text:span text:style-name="T8">Firewalls y proxies:</text:span> Filtrar y controlar el tráfico entrante y saliente.</text:p>
            </text:list-item>
            <text:list-item>
              <text:p text:style-name="P30"><text:span text:style-name="T8">VPN (Red Privada Virtual):</text:span> Proteger las conexiones remotas mediante túneles cifrados.</text:p>
              <text:p text:style-name="P30"/>
            </text:list-item>
          </text:list>
        </text:list-item>
      </text:list>
      <text:h text:style-name="P29" text:outline-level="4"><text:bookmark-start text:name="__RefHeading___Toc387_2263996547"/>Buenas prácticas<text:bookmark-end text:name="__RefHeading___Toc387_2263996547"/></text:h>
      <text:list text:style-name="L8">
        <text:list-item>
          <text:list>
            <text:list-item>
              <text:p text:style-name="P31">Actualizar firmware y software de red.</text:p>
            </text:list-item>
            <text:list-item>
              <text:p text:style-name="P31">Deshabilitar servicios innecesarios.</text:p>
            </text:list-item>
            <text:list-item>
              <text:p text:style-name="P31">Revisar periódicamente las configuraciones de routers y switches.</text:p>
            </text:list-item>
            <text:list-item>
              <text:p text:style-name="P31">Registrar y auditar los accesos a la red.</text:p>
              <text:p text:style-name="P31"/>
            </text:list-item>
          </text:list>
        </text:list-item>
      </text:list>
      <text:h text:style-name="P16" text:outline-level="4"><text:bookmark-start text:name="__RefHeading___Toc389_2263996547"/>2. Criptografía<text:bookmark-end text:name="__RefHeading___Toc389_2263996547"/></text:h>
      <text:p text:style-name="P1">La criptografía es la ciencia que protege la información mediante técnicas matemáticas que garantizan su confidencialidad, integridad y autenticidad. Es fundamental en la transmisión de datos, el almacenamiento seguro y la verificación de identidades.</text:p>
      <text:h text:style-name="P29" text:outline-level="4"><text:bookmark-start text:name="__RefHeading___Toc391_2263996547"/><text:soft-page-break/>Tipos de cifrado<text:bookmark-end text:name="__RefHeading___Toc391_2263996547"/></text:h>
      <text:list text:style-name="L9">
        <text:list-item>
          <text:list>
            <text:list-item>
              <text:p text:style-name="P32"><text:span text:style-name="T8">Cifrado simétrico:</text:span> Usa la misma clave para cifrar y descifrar (AES, DES).</text:p>
            </text:list-item>
            <text:list-item>
              <text:p text:style-name="P32"><text:span text:style-name="T8">Cifrado asimétrico:</text:span> Utiliza un par de claves pública y privada (RSA, ECC).</text:p>
            </text:list-item>
            <text:list-item>
              <text:p text:style-name="P32"><text:span text:style-name="T8">Hashing:</text:span> Genera una huella digital única de los datos (SHA-256, <text:span text:style-name="T5">SHA-512</text:span>).</text:p>
              <text:p text:style-name="P32"/>
            </text:list-item>
          </text:list>
        </text:list-item>
      </text:list>
      <text:h text:style-name="P29" text:outline-level="4"><text:bookmark-start text:name="__RefHeading___Toc393_2263996547"/>Aplicaciones prácticas<text:bookmark-end text:name="__RefHeading___Toc393_2263996547"/></text:h>
      <text:list text:style-name="L10">
        <text:list-item>
          <text:list>
            <text:list-item>
              <text:p text:style-name="P33"><text:span text:style-name="T8">Firmas digitales:</text:span> Verifican la autenticidad y la integridad de documentos.</text:p>
            </text:list-item>
            <text:list-item>
              <text:p text:style-name="P33"><text:span text:style-name="T8">Certificados digitales:</text:span> Aseguran la identidad de sitios web y usuarios.</text:p>
            </text:list-item>
            <text:list-item>
              <text:p text:style-name="P33"><text:span text:style-name="T8">Cifrado de disco y archivos:</text:span> Protege la información almacenada localmente.</text:p>
            </text:list-item>
            <text:list-item>
              <text:p text:style-name="P33"><text:span text:style-name="T8">Protocolos seguros:</text:span> HTTPS, S/MIME, PGP.</text:p>
              <text:p text:style-name="P33"/>
            </text:list-item>
          </text:list>
        </text:list-item>
      </text:list>
      <text:h text:style-name="P29" text:outline-level="4"><text:bookmark-start text:name="__RefHeading___Toc395_2263996547"/>Gestión de claves<text:bookmark-end text:name="__RefHeading___Toc395_2263996547"/></text:h>
      <text:list text:style-name="L11">
        <text:list-item>
          <text:list>
            <text:list-item>
              <text:p text:style-name="P34">Generar claves seguras y aleatorias.</text:p>
            </text:list-item>
            <text:list-item>
              <text:p text:style-name="P34">Guardarlas solo en gestores de contraseñas o sistemas seguros del dispositivo.</text:p>
            </text:list-item>
            <text:list-item>
              <text:p text:style-name="P35">Rotar y revocar claves periódicamente.</text:p>
            </text:list-item>
            <text:list-item>
              <text:p text:style-name="P35">Evitar compartir claves por canales inseguros.</text:p>
              <text:p text:style-name="P35"/>
            </text:list-item>
          </text:list>
        </text:list-item>
      </text:list>
      <text:h text:style-name="P28" text:outline-level="3"><text:bookmark-start text:name="__RefHeading___Toc397_2263996547"/>3. Vulnerabilidades<text:bookmark-end text:name="__RefHeading___Toc397_2263996547"/></text:h>
      <text:p text:style-name="P36">Las vulnerabilidades son debilidades en sistemas, aplicaciones o configuraciones que pueden ser explotadas por atacantes. </text:p>
      <text:p text:style-name="P36">La gestión de vulnerabilidades implica identificarlas, evaluarlas y corregirlas antes de que sean aprovechadas.</text:p>
      <text:h text:style-name="P29" text:outline-level="4"><text:bookmark-start text:name="__RefHeading___Toc399_2263996547"/>Tipos de vulnerabilidades<text:bookmark-end text:name="__RefHeading___Toc399_2263996547"/></text:h>
      <text:list text:style-name="L12">
        <text:list-item>
          <text:list>
            <text:list-item>
              <text:p text:style-name="P37"><text:span text:style-name="T8">De software:</text:span> Errores de programación, buffer overflow, inyección SQL.</text:p>
            </text:list-item>
            <text:list-item>
              <text:p text:style-name="P37"><text:span text:style-name="T8">De configuración:</text:span> Contraseñas por defecto, puertos abiertos, permisos excesivos.</text:p>
            </text:list-item>
            <text:list-item>
              <text:p text:style-name="P37"><text:span text:style-name="T8">De red:</text:span> Protocolos inseguros, falta de segmentación, servicios expuestos.</text:p>
            </text:list-item>
            <text:list-item>
              <text:p text:style-name="P37"><text:span text:style-name="T8">Humanas:</text:span> Ingeniería social, phishing, malas prácticas de seguridad.</text:p>
              <text:p text:style-name="P37"/>
            </text:list-item>
          </text:list>
        </text:list-item>
      </text:list>
      <text:h text:style-name="P29" text:outline-level="4"><text:bookmark-start text:name="__RefHeading___Toc401_2263996547"/>Ciclo de gestión de vulnerabilidades<text:bookmark-end text:name="__RefHeading___Toc401_2263996547"/></text:h>
      <text:list text:style-name="L13">
        <text:list-item>
          <text:list>
            <text:list-item>
              <text:p text:style-name="P38"><text:span text:style-name="T8">Identificación:</text:span> Escaneo con herramientas como Nessus, OpenVAS o Nmap.</text:p>
            </text:list-item>
            <text:list-item>
              <text:p text:style-name="P38"><text:span text:style-name="T8">Evaluación:</text:span> Clasificación según su criticidad (CVSS).</text:p>
            </text:list-item>
            <text:list-item>
              <text:p text:style-name="P38"><text:span text:style-name="T8">Corrección:</text:span> Aplicación de parches, reconfiguración o mitigación.</text:p>
            </text:list-item>
            <text:list-item>
              <text:p text:style-name="P38"><text:span text:style-name="T8">Verificación:</text:span> Comprobación de la efectividad de las medidas aplicadas.</text:p>
            </text:list-item>
            <text:list-item>
              <text:p text:style-name="P38"><text:span text:style-name="T8">Documentación:</text:span> Registro de incidencias y acciones correctivas.</text:p>
              <text:p text:style-name="P38"/>
            </text:list-item>
          </text:list>
        </text:list-item>
      </text:list>
      <text:h text:style-name="P29" text:outline-level="4"><text:bookmark-start text:name="__RefHeading___Toc403_2263996547"/><text:soft-page-break/>Pruebas de penetración (Pentesting)<text:bookmark-end text:name="__RefHeading___Toc403_2263996547"/></text:h>
      <text:p text:style-name="P22">Simulan ataques reales para evaluar la seguridad de sistemas y redes. </text:p>
      <text:p text:style-name="P22">Incluyen fases de reconocimiento, explotación y reporte de resultados.</text:p>
      <text:h text:style-name="P28" text:outline-level="3"><text:bookmark-start text:name="__RefHeading___Toc405_2263996547"/><text:span text:style-name="T7">4. </text:span>Conclusión<text:bookmark-end text:name="__RefHeading___Toc405_2263996547"/></text:h>
      <text:p text:style-name="P22">El dominio de las redes seguras, la criptografía y la gestión de vulnerabilidades permite a los profesionales de la informática anticiparse a las amenazas y diseñar entornos tecnológicos confiables. </text:p>
      <text:p text:style-name="P22">La seguridad no es un estado, sino un proceso continuo de aprendizaje, actualización y mejora constante.</text:p>
      <text:p text:style-name="P26"/>
      <text:h text:style-name="P12" text:outline-level="2"><text:bookmark-start text:name="__RefHeading___Toc407_2263996547"/>Alumnado Ciclos No Informáticos<text:bookmark-end text:name="__RefHeading___Toc407_2263996547"/></text:h>
      <text:p text:style-name="P26">Módulos: Uso seguro de dispositivos y datos.</text:p>
      <text:p text:style-name="P26"/>
      <text:p text:style-name="P26"/>
      <text:h text:style-name="P29" text:outline-level="4"><text:bookmark-start text:name="__RefHeading___Toc409_2263996547"/><text:span text:style-name="T7">0. </text:span>Introducción<text:bookmark-end text:name="__RefHeading___Toc409_2263996547"/></text:h>
      <text:p text:style-name="P22">El uso de dispositivos digitales es parte del día a día en cualquier ámbito profesional, incluido el de la estética personal. </text:p>
      <text:p text:style-name="P22">Ordenadores, tablets y teléfonos móviles se utilizan para gestionar citas, almacenar datos de clientes, realizar pagos o promocionar servicios en redes sociales. Por ello, es fundamental conocer cómo proteger la información y utilizar los dispositivos de forma segura.</text:p>
      <text:h text:style-name="P28" text:outline-level="3"><text:bookmark-start text:name="__RefHeading___Toc411_2263996547"/>1. Uso Seguro de Dispositivos<text:bookmark-end text:name="__RefHeading___Toc411_2263996547"/></text:h>
      <text:p text:style-name="P1">Los dispositivos electrónicos almacenan información personal y profesional que debe mantenerse protegida frente a pérdidas, robos o accesos no autorizados.</text:p>
      <text:h text:style-name="P29" text:outline-level="4"><text:bookmark-start text:name="__RefHeading___Toc413_2263996547"/>Buenas prácticas<text:bookmark-end text:name="__RefHeading___Toc413_2263996547"/></text:h>
      <text:list text:style-name="L14">
        <text:list-item>
          <text:list>
            <text:list-item>
              <text:p text:style-name="P39"><text:span text:style-name="T8">Bloqueo de pantalla:</text:span> Activar contraseñas, PIN o huella dactilar.</text:p>
            </text:list-item>
            <text:list-item>
              <text:p text:style-name="P39"><text:span text:style-name="T8">Actualizaciones:</text:span> Mantener el sistema operativo y las aplicaciones siempre actualizadas.</text:p>
            </text:list-item>
            <text:list-item>
              <text:p text:style-name="P39"><text:span text:style-name="T8">Antivirus y protección:</text:span> Instalar software de seguridad y realizar análisis periódicos.</text:p>
            </text:list-item>
            <text:list-item>
              <text:p text:style-name="P39"><text:span text:style-name="T8">Evitar redes Wi-Fi públicas:</text:span> No acceder a cuentas personales o profesionales desde redes abiertas.</text:p>
            </text:list-item>
            <text:list-item>
              <text:p text:style-name="P39"><text:span text:style-name="T8">Copia de seguridad:</text:span> Realizar copias periódicas de la información importante.</text:p>
            </text:list-item>
            <text:list-item>
              <text:p text:style-name="P39"><text:span text:style-name="T8">Uso responsable:</text:span> No instalar aplicaciones desconocidas ni conectar dispositivos USB de origen dudoso.</text:p>
              <text:p text:style-name="P39"/>
            </text:list-item>
          </text:list>
        </text:list-item>
      </text:list>
      <text:h text:style-name="P29" text:outline-level="4"><text:bookmark-start text:name="__RefHeading___Toc415_2263996547"/>En el entorno profesional<text:bookmark-end text:name="__RefHeading___Toc415_2263996547"/></text:h>
      <text:list text:style-name="L15">
        <text:list-item>
          <text:list>
            <text:list-item>
              <text:p text:style-name="P40">Utilizar los dispositivos <text:span text:style-name="T4">s</text:span>olo para tareas relacionadas con el trabajo.</text:p>
            </text:list-item>
            <text:list-item>
              <text:p text:style-name="P40">No compartir equipos o contraseñas con otras personas.</text:p>
            </text:list-item>
            <text:list-item>
              <text:p text:style-name="P40">Cerrar sesión al finalizar el uso de programas o plataformas.</text:p>
              <text:p text:style-name="P40"/>
            </text:list-item>
          </text:list>
        </text:list-item>
      </text:list>
      <text:h text:style-name="P28" text:outline-level="3"><text:bookmark-start text:name="__RefHeading___Toc417_2263996547"/>2. Protección de Datos Personales<text:bookmark-end text:name="__RefHeading___Toc417_2263996547"/></text:h>
      <text:p text:style-name="P22">En el sector de la estética personal se manejan datos sensibles de clientes, como nombres, teléfonos, direcciones o incluso información sobre tratamientos. </text:p>
      <text:p text:style-name="P22">Estos datos deben tratarse con responsabilidad y conforme a la normativa de protección de datos.</text:p>
      <text:h text:style-name="P29" text:outline-level="4"><text:bookmark-start text:name="__RefHeading___Toc419_2263996547"/><text:soft-page-break/>Principios básicos<text:bookmark-end text:name="__RefHeading___Toc419_2263996547"/></text:h>
      <text:list text:style-name="L16">
        <text:list-item>
          <text:list>
            <text:list-item>
              <text:p text:style-name="P41"><text:span text:style-name="T8">Confidencialidad:</text:span> No divulgar información de clientes sin su consentimiento.</text:p>
            </text:list-item>
            <text:list-item>
              <text:p text:style-name="P41"><text:span text:style-name="T8">Finalidad:</text:span> Usar los datos solo para el propósito para el que fueron recogidos (por ejemplo, gestionar citas o enviar recordatorios).</text:p>
            </text:list-item>
            <text:list-item>
              <text:p text:style-name="P41"><text:span text:style-name="T8">Seguridad:</text:span> Guardar los datos en dispositivos protegidos y con acceso restringido.</text:p>
            </text:list-item>
            <text:list-item>
              <text:p text:style-name="P41"><text:span text:style-name="T8">Conservación:</text:span> Eliminar los datos cuando ya no sean necesarios.</text:p>
              <text:p text:style-name="P41"/>
            </text:list-item>
          </text:list>
        </text:list-item>
      </text:list>
      <text:h text:style-name="P29" text:outline-level="4"><text:bookmark-start text:name="__RefHeading___Toc421_2263996547"/>Ejemplos prácticos<text:bookmark-end text:name="__RefHeading___Toc421_2263996547"/></text:h>
      <text:list text:style-name="L17">
        <text:list-item>
          <text:list>
            <text:list-item>
              <text:p text:style-name="P42">No dejar listados de clientes a la vista.</text:p>
            </text:list-item>
            <text:list-item>
              <text:p text:style-name="P42">No comentar información personal de los clientes con otras personas.</text:p>
            </text:list-item>
            <text:list-item>
              <text:p text:style-name="P42">Proteger los archivos digitales con contraseñas.</text:p>
            </text:list-item>
            <text:list-item>
              <text:p text:style-name="P42">Informar a los clientes sobre cómo se usan sus datos.</text:p>
              <text:p text:style-name="P42"/>
            </text:list-item>
          </text:list>
        </text:list-item>
      </text:list>
      <text:h text:style-name="P28" text:outline-level="3"><text:bookmark-start text:name="__RefHeading___Toc423_2263996547"/>3. Seguridad en la Comunicación Digital<text:bookmark-end text:name="__RefHeading___Toc423_2263996547"/></text:h>
      <text:p text:style-name="P1">El correo electrónico, las redes sociales y las aplicaciones de mensajería son herramientas útiles, pero también pueden ser fuente de riesgos si no se usan correctamente.</text:p>
      <text:h text:style-name="P29" text:outline-level="4"><text:bookmark-start text:name="__RefHeading___Toc425_2263996547"/>Recomendaciones<text:bookmark-end text:name="__RefHeading___Toc425_2263996547"/></text:h>
      <text:list text:style-name="L18">
        <text:list-item>
          <text:list>
            <text:list-item>
              <text:p text:style-name="P43">No abrir correos o enlaces sospechosos.</text:p>
            </text:list-item>
            <text:list-item>
              <text:p text:style-name="P43">No compartir contraseñas ni datos personales por mensajes.</text:p>
            </text:list-item>
            <text:list-item>
              <text:p text:style-name="P43">Revisar la configuración de privacidad en redes sociales.</text:p>
            </text:list-item>
            <text:list-item>
              <text:p text:style-name="P43">Evitar publicar información profesional o de clientes sin permiso.</text:p>
              <text:p text:style-name="P43"/>
            </text:list-item>
          </text:list>
        </text:list-item>
      </text:list>
      <text:h text:style-name="P28" text:outline-level="3"><text:bookmark-start text:name="__RefHeading___Toc427_2263996547"/>4. Contraseñas y Accesos<text:bookmark-end text:name="__RefHeading___Toc427_2263996547"/></text:h>
      <text:p text:style-name="P1">Las contraseñas son la primera barrera de protección frente a accesos no autorizados.</text:p>
      <text:h text:style-name="P29" text:outline-level="4"><text:bookmark-start text:name="__RefHeading___Toc429_2263996547"/>Consejos para crear contraseñas seguras<text:bookmark-end text:name="__RefHeading___Toc429_2263996547"/></text:h>
      <text:list text:style-name="L19">
        <text:list-item>
          <text:list>
            <text:list-item>
              <text:p text:style-name="P44">Combinar letras, números y símbolos.</text:p>
            </text:list-item>
            <text:list-item>
              <text:p text:style-name="P44">No usar datos personales (nombre, fecha de nacimiento, etc.).</text:p>
            </text:list-item>
            <text:list-item>
              <text:p text:style-name="P44">Cambiar las contraseñas periódicamente.</text:p>
            </text:list-item>
            <text:list-item>
              <text:p text:style-name="P44">No reutilizar la misma contraseña en diferentes cuentas.</text:p>
            </text:list-item>
            <text:list-item>
              <text:p text:style-name="P44">Activar la verificación en dos pasos cuando sea posible.</text:p>
              <text:p text:style-name="P44"/>
            </text:list-item>
          </text:list>
        </text:list-item>
      </text:list>
      <text:h text:style-name="P28" text:outline-level="3"><text:bookmark-start text:name="__RefHeading___Toc431_2263996547"/><text:span text:style-name="T7">5. </text:span>Conclusión<text:bookmark-end text:name="__RefHeading___Toc431_2263996547"/></text:h>
      <text:p text:style-name="P22">El uso seguro de dispositivos y la protección de datos son responsabilidades compartidas por todos los profesionales, independientemente del sector. </text:p>
      <text:p text:style-name="P22">En el ámbito de la estética personal, aplicar estas medidas garantiza la confianza de los clientes, protege la información del negocio y contribuye a un entorno digital más seguro y profesional.</text:p>
      <text:h text:style-name="P45" text:outline-level="2"><text:bookmark-start text:name="__RefHeading___Toc433_2263996547"/><text:soft-page-break/>Profesorado<text:bookmark-end text:name="__RefHeading___Toc433_2263996547"/></text:h>
      <text:p text:style-name="P26">Módulos: Protección de datos, plataformas educativas. </text:p>
      <text:p text:style-name="P26"/>
      <text:p text:style-name="P26"/>
      <text:p text:style-name="P26"/>
      <text:h text:style-name="P28" text:outline-level="3"><text:bookmark-start text:name="__RefHeading___Toc435_2263996547"/><text:span text:style-name="T7">0. </text:span>Introducción<text:bookmark-end text:name="__RefHeading___Toc435_2263996547"/></text:h>
      <text:p text:style-name="P22">El profesorado, independientemente del área en la que imparta clase, utiliza cada vez más herramientas digitales para la enseñanza, la comunicación y la gestión académica. Con ello, surge la responsabilidad de proteger los datos personales del alumnado y de utilizar las plataformas educativas de forma segura y responsable. </text:p>
      <text:p text:style-name="P22">Este documento ofrece pautas básicas y prácticas para garantizar la privacidad y la seguridad digital en el entorno educativo.</text:p>
      <text:h text:style-name="P28" text:outline-level="3"><text:bookmark-start text:name="__RefHeading___Toc437_2263996547"/>1. Protección de Datos en el Ámbito Educativo<text:bookmark-end text:name="__RefHeading___Toc437_2263996547"/></text:h>
      <text:p text:style-name="P22">La protección de datos personales es un derecho fundamental regulado por el <text:span text:style-name="T8">Reglamento General de Protección de Datos (RGPD)</text:span> y la <text:span text:style-name="T8">Ley Orgánica de Protección de Datos y Garantía de los Derechos Digitales (LOPDGDD)</text:span>. </text:p>
      <text:p text:style-name="P22">En el contexto educativo, el profesorado maneja información sensible de estudiantes, familias y compañeros, por lo que debe actuar con especial cuidado.</text:p>
      <text:h text:style-name="P29" text:outline-level="4"><text:bookmark-start text:name="__RefHeading___Toc439_2263996547"/>Principios básicos<text:bookmark-end text:name="__RefHeading___Toc439_2263996547"/></text:h>
      <text:list text:style-name="L20">
        <text:list-item>
          <text:list>
            <text:list-item>
              <text:p text:style-name="P46"><text:span text:style-name="T8">Confidencialidad:</text:span> No divulgar información personal del alumnado fuera del entorno educativo.</text:p>
            </text:list-item>
            <text:list-item>
              <text:p text:style-name="P46"><text:span text:style-name="T8">Finalidad:</text:span> Usar los datos solo para fines educativos o administrativos.</text:p>
            </text:list-item>
            <text:list-item>
              <text:p text:style-name="P46"><text:span text:style-name="T8">Minimización:</text:span> Recoger y conservar únicamente los datos necesarios.</text:p>
            </text:list-item>
            <text:list-item>
              <text:p text:style-name="P46"><text:span text:style-name="T8">Seguridad:</text:span> Proteger los datos frente a accesos no autorizados o pérdidas.</text:p>
            </text:list-item>
            <text:list-item>
              <text:p text:style-name="P46"><text:span text:style-name="T8">Transparencia:</text:span> Informar al alumnado y a las familias sobre el uso de sus datos.</text:p>
              <text:p text:style-name="P46"/>
            </text:list-item>
          </text:list>
        </text:list-item>
      </text:list>
      <text:h text:style-name="P29" text:outline-level="4"><text:bookmark-start text:name="__RefHeading___Toc441_2263996547"/>Ejemplos prácticos<text:bookmark-end text:name="__RefHeading___Toc441_2263996547"/></text:h>
      <text:list text:style-name="L21">
        <text:list-item>
          <text:list>
            <text:list-item>
              <text:p text:style-name="P47">No compartir listados de notas o datos personales en espacios públicos o redes sociales.</text:p>
            </text:list-item>
            <text:list-item>
              <text:p text:style-name="P47">No enviar información sensible por correo electrónico sin cifrar.</text:p>
            </text:list-item>
            <text:list-item>
              <text:p text:style-name="P47">Evitar el uso de dispositivos personales para almacenar datos del alumnado.</text:p>
            </text:list-item>
            <text:list-item>
              <text:p text:style-name="P47">Bloquear la pantalla del ordenador cuando no se esté utilizando.</text:p>
            </text:list-item>
            <text:list-item>
              <text:p text:style-name="P47">Destruir o eliminar correctamente documentos con información personal.</text:p>
              <text:p text:style-name="P47"/>
            </text:list-item>
          </text:list>
        </text:list-item>
      </text:list>
      <text:h text:style-name="P28" text:outline-level="3"><text:bookmark-start text:name="__RefHeading___Toc443_2263996547"/>2. Uso Seguro de Plataformas Educativas<text:bookmark-end text:name="__RefHeading___Toc443_2263996547"/></text:h>
      <text:p text:style-name="P1">Las plataformas digitales (como Moodle, Classroom, Teams u otras) son herramientas esenciales para la enseñanza, pero requieren un uso responsable para proteger la información y garantizar un entorno seguro.</text:p>
      <text:h text:style-name="P29" text:outline-level="4"><text:bookmark-start text:name="__RefHeading___Toc445_2263996547"/><text:soft-page-break/>Buenas prácticas generales<text:bookmark-end text:name="__RefHeading___Toc445_2263996547"/></text:h>
      <text:list text:style-name="L22">
        <text:list-item>
          <text:list>
            <text:list-item>
              <text:p text:style-name="P48">Acceder siempre desde dispositivos y redes seguras.</text:p>
            </text:list-item>
            <text:list-item>
              <text:p text:style-name="P48">No compartir contraseñas ni dejar sesiones abiertas.</text:p>
            </text:list-item>
            <text:list-item>
              <text:p text:style-name="P48">Revisar la configuración de privacidad y permisos de las plataformas.</text:p>
            </text:list-item>
            <text:list-item>
              <text:p text:style-name="P48">Evitar subir materiales con datos personales del alumnado.</text:p>
            </text:list-item>
            <text:list-item>
              <text:p text:style-name="P48">Utilizar las herramientas de comunicación integradas en la plataforma, evitando canales no oficiales.</text:p>
              <text:p text:style-name="P48"/>
            </text:list-item>
          </text:list>
        </text:list-item>
      </text:list>
      <text:h text:style-name="P29" text:outline-level="4"><text:bookmark-start text:name="__RefHeading___Toc447_2263996547"/>Gestión de contraseñas<text:bookmark-end text:name="__RefHeading___Toc447_2263996547"/></text:h>
      <text:list text:style-name="L23">
        <text:list-item>
          <text:list>
            <text:list-item>
              <text:p text:style-name="P49">Crear contraseñas seguras combinando letras, números y símbolos.</text:p>
            </text:list-item>
            <text:list-item>
              <text:p text:style-name="P49">No reutilizar la misma contraseña en diferentes servicios.</text:p>
            </text:list-item>
            <text:list-item>
              <text:p text:style-name="P49">Cambiar las contraseñas periódicamente.</text:p>
            </text:list-item>
            <text:list-item>
              <text:p text:style-name="P49">Activar la verificación en dos pasos cuando esté disponible.</text:p>
              <text:p text:style-name="P49"/>
            </text:list-item>
          </text:list>
        </text:list-item>
      </text:list>
      <text:h text:style-name="P29" text:outline-level="4"><text:bookmark-start text:name="__RefHeading___Toc449_2263996547"/>Comunicación y privacidad<text:bookmark-end text:name="__RefHeading___Toc449_2263996547"/></text:h>
      <text:list text:style-name="L24">
        <text:list-item>
          <text:list>
            <text:list-item>
              <text:p text:style-name="P50">Mantener un trato profesional en los mensajes y foros.</text:p>
            </text:list-item>
            <text:list-item>
              <text:p text:style-name="P50">No publicar imágenes o vídeos del alumnado sin autorización.</text:p>
            </text:list-item>
            <text:list-item>
              <text:p text:style-name="P50">Supervisar los espacios colaborativos para evitar comportamientos inapropiados.</text:p>
            </text:list-item>
            <text:list-item>
              <text:p text:style-name="P50">Recordar al alumnado las normas de uso responsable de las plataformas.</text:p>
              <text:p text:style-name="P50"/>
            </text:list-item>
          </text:list>
        </text:list-item>
      </text:list>
      <text:h text:style-name="P28" text:outline-level="3"><text:bookmark-start text:name="__RefHeading___Toc451_2263996547"/>3. Protección de Datos en el Aula Digital<text:bookmark-end text:name="__RefHeading___Toc451_2263996547"/></text:h>
      <text:p text:style-name="P1">El uso de dispositivos, aplicaciones y recursos en línea debe realizarse respetando la privacidad y la seguridad de todos los participantes.</text:p>
      <text:h text:style-name="P29" text:outline-level="4"><text:bookmark-start text:name="__RefHeading___Toc453_2263996547"/>Recomendaciones<text:bookmark-end text:name="__RefHeading___Toc453_2263996547"/></text:h>
      <text:list text:style-name="L25">
        <text:list-item>
          <text:list>
            <text:list-item>
              <text:p text:style-name="P51">Utilizar únicamente aplicaciones aprobadas por el centro o la administración educativa.</text:p>
            </text:list-item>
            <text:list-item>
              <text:p text:style-name="P51">Leer las políticas de privacidad antes de usar nuevas herramientas digitales.</text:p>
            </text:list-item>
            <text:list-item>
              <text:p text:style-name="P51">Evitar el uso de cuentas personales para actividades académicas.</text:p>
            </text:list-item>
            <text:list-item>
              <text:p text:style-name="P51">Realizar copias de seguridad de los materiales docentes en entornos seguros.</text:p>
            </text:list-item>
            <text:list-item>
              <text:p text:style-name="P51">Mantener los dispositivos actualizados y protegidos con antivirus.</text:p>
              <text:p text:style-name="P51"/>
            </text:list-item>
          </text:list>
        </text:list-item>
      </text:list>
      <text:h text:style-name="P28" text:outline-level="3"><text:bookmark-start text:name="__RefHeading___Toc455_2263996547"/>4. Responsabilidad del Profesorado<text:bookmark-end text:name="__RefHeading___Toc455_2263996547"/></text:h>
      <text:p text:style-name="P52">El profesorado actúa como garante de la protección de datos dentro del aula. </text:p>
      <text:p text:style-name="P52">Su ejemplo y sus prácticas influyen directamente en el comportamiento digital del alumnado.</text:p>
      <text:h text:style-name="P29" text:outline-level="4"><text:bookmark-start text:name="__RefHeading___Toc457_2263996547"/>Compromisos esenciales<text:bookmark-end text:name="__RefHeading___Toc457_2263996547"/></text:h>
      <text:list text:style-name="L26">
        <text:list-item>
          <text:list>
            <text:list-item>
              <text:p text:style-name="P53">Promover el respeto a la privacidad y la seguridad digital.</text:p>
            </text:list-item>
            <text:list-item>
              <text:p text:style-name="P53">Informar al alumnado sobre el uso responsable de la tecnología.</text:p>
            </text:list-item>
            <text:list-item>
              <text:p text:style-name="P53"><text:soft-page-break/>Consultar al responsable de protección de datos del centro ante cualquier duda o incidente.</text:p>
            </text:list-item>
            <text:list-item>
              <text:p text:style-name="P53">Notificar posibles brechas de seguridad o pérdidas de información.</text:p>
              <text:p text:style-name="P53"/>
            </text:list-item>
          </text:list>
        </text:list-item>
      </text:list>
      <text:h text:style-name="P28" text:outline-level="3"><text:bookmark-start text:name="__RefHeading___Toc459_2263996547"/><text:span text:style-name="T7">5. </text:span>Conclusión<text:bookmark-end text:name="__RefHeading___Toc459_2263996547"/></text:h>
      <text:p text:style-name="P52">La protección de datos y el uso seguro de plataformas educativas son responsabilidades compartidas por todo el profesorado, independientemente de su especialidad. </text:p>
      <text:p text:style-name="P52">Adoptar buenas prácticas digitales no solo protege la información personal, sino que también fomenta una cultura de seguridad y confianza en el entorno educativo. </text:p>
      <text:p text:style-name="P52">La formación continua y la concienciación son las mejores herramientas para garantizar una enseñanza digital segura y responsable.</text:p>
      <text:p text:style-name="P26"/>
      <text:h text:style-name="P12" text:outline-level="2"><text:bookmark-start text:name="__RefHeading___Toc461_2263996547"/>Personal No Docente<text:bookmark-end text:name="__RefHeading___Toc461_2263996547"/></text:h>
      <text:p text:style-name="P26">Módulos: Gestión segura de datos administrativos. </text:p>
      <text:p text:style-name="P26"/>
      <text:h text:style-name="P28" text:outline-level="3"><text:bookmark-start text:name="__RefHeading___Toc463_2263996547"/>Introducción<text:bookmark-end text:name="__RefHeading___Toc463_2263996547"/></text:h>
      <text:p text:style-name="P52">El personal no docente desempeña un papel fundamental en el funcionamiento de los centros educativos. </text:p>
      <text:p text:style-name="P52">En muchas ocasiones, maneja información personal y administrativa que debe protegerse adecuadamente. </text:p>
      <text:p text:style-name="P52">La gestión segura de los datos garantiza la privacidad de las personas y el cumplimiento de la normativa vigente en materia de protección de datos.</text:p>
      <text:h text:style-name="P28" text:outline-level="3"><text:bookmark-start text:name="__RefHeading___Toc465_2263996547"/>1. Qué son los Datos Administrativos<text:bookmark-end text:name="__RefHeading___Toc465_2263996547"/></text:h>
      <text:p text:style-name="P52">Los datos administrativos incluyen toda la información relacionada con el alumnado, el profesorado, las familias y el propio personal del centro. </text:p>
      <text:p text:style-name="P52">Pueden encontrarse en documentos físicos o digitales y deben tratarse con confidencialidad.</text:p>
      <text:h text:style-name="P29" text:outline-level="4"><text:bookmark-start text:name="__RefHeading___Toc467_2263996547"/>Ejemplos de datos administrativos<text:bookmark-end text:name="__RefHeading___Toc467_2263996547"/></text:h>
      <text:list text:style-name="L27">
        <text:list-item>
          <text:list>
            <text:list-item>
              <text:p text:style-name="P54">Nombres, direcciones, teléfonos y correos electrónicos.</text:p>
            </text:list-item>
            <text:list-item>
              <text:p text:style-name="P54">Expedientes académicos o laborales.</text:p>
            </text:list-item>
            <text:list-item>
              <text:p text:style-name="P54">Horarios, listados de asistencia o turnos.</text:p>
            </text:list-item>
            <text:list-item>
              <text:p text:style-name="P54">Documentos de matrícula o solicitudes.</text:p>
            </text:list-item>
            <text:list-item>
              <text:p text:style-name="P54">Información económica o sanitaria.</text:p>
              <text:p text:style-name="P54"/>
            </text:list-item>
          </text:list>
        </text:list-item>
      </text:list>
      <text:h text:style-name="P28" text:outline-level="3"><text:bookmark-start text:name="__RefHeading___Toc469_2263996547"/>2. Principios de la Protección de Datos<text:bookmark-end text:name="__RefHeading___Toc469_2263996547"/></text:h>
      <text:p text:style-name="P1">El tratamiento de datos personales está regulado por el <text:span text:style-name="T8">Reglamento General de Protección de Datos (RGPD)</text:span> y la <text:span text:style-name="T8">Ley Orgánica de Protección de Datos y Garantía de los Derechos Digitales (LOPDGDD)</text:span>.</text:p>
      <text:h text:style-name="P29" text:outline-level="4"><text:bookmark-start text:name="__RefHeading___Toc471_2263996547"/>Principios básicos<text:bookmark-end text:name="__RefHeading___Toc471_2263996547"/></text:h>
      <text:list text:style-name="L28">
        <text:list-item>
          <text:list>
            <text:list-item>
              <text:p text:style-name="P55"><text:span text:style-name="T8">Confidencialidad:</text:span> No divulgar información personal a personas no autorizadas.</text:p>
            </text:list-item>
            <text:list-item>
              <text:p text:style-name="P55"><text:span text:style-name="T8">Finalidad:</text:span> Usar los datos solo para el propósito para el que fueron recogidos.</text:p>
            </text:list-item>
            <text:list-item>
              <text:p text:style-name="P55"><text:span text:style-name="T8">Seguridad:</text:span> Proteger los datos frente a pérdidas, robos o accesos indebidos.</text:p>
            </text:list-item>
            <text:list-item>
              <text:p text:style-name="P55"><text:span text:style-name="T8">Minimización:</text:span> Recoger y conservar solo los datos necesarios.</text:p>
            </text:list-item>
            <text:list-item>
              <text:p text:style-name="P55"><text:span text:style-name="T8">Conservación:</text:span> Eliminar o destruir los datos cuando ya no sean necesarios.</text:p>
              <text:p text:style-name="P55"/>
            </text:list-item>
          </text:list>
        </text:list-item>
      </text:list>
      <text:h text:style-name="P28" text:outline-level="3"><text:bookmark-start text:name="__RefHeading___Toc473_2263996547"/><text:soft-page-break/>3. Buenas Prácticas en la Gestión de Datos<text:bookmark-end text:name="__RefHeading___Toc473_2263996547"/></text:h>
      <text:p text:style-name="P1">El manejo responsable de la información es tarea de todo el personal del centro, no solo del equipo administrativo.</text:p>
      <text:h text:style-name="P29" text:outline-level="4"><text:bookmark-start text:name="__RefHeading___Toc475_2263996547"/>En oficinas y despachos<text:bookmark-end text:name="__RefHeading___Toc475_2263996547"/></text:h>
      <text:list text:style-name="L29">
        <text:list-item>
          <text:list>
            <text:list-item>
              <text:p text:style-name="P56">Mantener los documentos en archivadores cerrados o zonas seguras.</text:p>
            </text:list-item>
            <text:list-item>
              <text:p text:style-name="P56">No dejar papeles con datos personales sobre las mesas.</text:p>
            </text:list-item>
            <text:list-item>
              <text:p text:style-name="P56">Bloquear el ordenador al ausentarse del puesto de trabajo.</text:p>
            </text:list-item>
            <text:list-item>
              <text:p text:style-name="P56">No compartir contraseñas ni dejar notas con claves visibles.</text:p>
            </text:list-item>
            <text:list-item>
              <text:p text:style-name="P56">Destruir los documentos que ya no sean necesarios mediante trituradora o procedimiento seguro.</text:p>
              <text:p text:style-name="P56"/>
            </text:list-item>
          </text:list>
        </text:list-item>
      </text:list>
      <text:h text:style-name="P29" text:outline-level="4"><text:bookmark-start text:name="__RefHeading___Toc477_2263996547"/>En conserjería<text:bookmark-end text:name="__RefHeading___Toc477_2263996547"/></text:h>
      <text:list text:style-name="L30">
        <text:list-item>
          <text:list>
            <text:list-item>
              <text:p text:style-name="P57">No facilitar información sobre alumnado o personal a personas no autorizadas.</text:p>
            </text:list-item>
            <text:list-item>
              <text:p text:style-name="P57">Verificar la identidad de quien solicita información o acceso al centro.</text:p>
            </text:list-item>
            <text:list-item>
              <text:p text:style-name="P57">Custodiar correctamente llaves, listados o registros de entrada y salida.</text:p>
            </text:list-item>
            <text:list-item>
              <text:p text:style-name="P57">Evitar comentar datos personales en lugares públicos o con terceros.</text:p>
              <text:p text:style-name="P57"/>
            </text:list-item>
          </text:list>
        </text:list-item>
      </text:list>
      <text:h text:style-name="P29" text:outline-level="4"><text:bookmark-start text:name="__RefHeading___Toc479_2263996547"/>En limpieza y mantenimiento<text:bookmark-end text:name="__RefHeading___Toc479_2263996547"/></text:h>
      <text:list text:style-name="L31">
        <text:list-item>
          <text:list>
            <text:list-item>
              <text:p text:style-name="P58">Respetar la confidencialidad de los documentos o equipos que se encuentren en las aulas y despachos.</text:p>
            </text:list-item>
            <text:list-item>
              <text:p text:style-name="P58">No manipular ordenadores, carpetas o papeles con información personal.</text:p>
            </text:list-item>
            <text:list-item>
              <text:p text:style-name="P58">Comunicar al responsable cualquier hallazgo de documentos extraviados o información sensible.</text:p>
              <text:p text:style-name="P58"/>
            </text:list-item>
          </text:list>
        </text:list-item>
      </text:list>
      <text:h text:style-name="P28" text:outline-level="3"><text:bookmark-start text:name="__RefHeading___Toc481_2263996547"/>4. Seguridad en el Uso de Equipos y Documentos Digitales<text:bookmark-end text:name="__RefHeading___Toc481_2263996547"/></text:h>
      <text:p text:style-name="P1">El uso de ordenadores, impresoras o dispositivos de almacenamiento requiere precauciones adicionales.</text:p>
      <text:h text:style-name="P29" text:outline-level="4"><text:bookmark-start text:name="__RefHeading___Toc483_2263996547"/>Recomendaciones<text:bookmark-end text:name="__RefHeading___Toc483_2263996547"/></text:h>
      <text:list text:style-name="L32">
        <text:list-item>
          <text:list>
            <text:list-item>
              <text:p text:style-name="P59">Utilizar solo los equipos autorizados por el centro.</text:p>
            </text:list-item>
            <text:list-item>
              <text:p text:style-name="P59">No conectar dispositivos USB personales sin permiso.</text:p>
            </text:list-item>
            <text:list-item>
              <text:p text:style-name="P59">Guardar los archivos en ubicaciones seguras o en la nube institucional.</text:p>
            </text:list-item>
            <text:list-item>
              <text:p text:style-name="P59">Cerrar sesión al finalizar el trabajo.</text:p>
            </text:list-item>
            <text:list-item>
              <text:p text:style-name="P59">No enviar información sensible por correo electrónico sin autorización.</text:p>
              <text:p text:style-name="P59"/>
            </text:list-item>
          </text:list>
        </text:list-item>
      </text:list>
      <text:h text:style-name="P28" text:outline-level="3"><text:bookmark-start text:name="__RefHeading___Toc485_2263996547"/>5. Responsabilidad y Cumplimiento<text:bookmark-end text:name="__RefHeading___Toc485_2263996547"/></text:h>
      <text:p text:style-name="P52">Cada miembro del personal no docente es responsable de proteger la información que maneja. </text:p>
      <text:p text:style-name="P52">El incumplimiento de las normas de protección de datos puede tener consecuencias legales y disciplinarias.</text:p>
      <text:h text:style-name="P29" text:outline-level="4"><text:bookmark-start text:name="__RefHeading___Toc487_2263996547"/><text:soft-page-break/>Compromisos esenciales<text:bookmark-end text:name="__RefHeading___Toc487_2263996547"/></text:h>
      <text:list text:style-name="L33">
        <text:list-item>
          <text:list>
            <text:list-item>
              <text:p text:style-name="P60">Tratar los datos con respeto y discreción.</text:p>
            </text:list-item>
            <text:list-item>
              <text:p text:style-name="P60">Seguir las instrucciones del responsable de protección de datos del centro.</text:p>
            </text:list-item>
            <text:list-item>
              <text:p text:style-name="P60">Informar de inmediato si se detecta una pérdida, robo o acceso indebido a información.</text:p>
            </text:list-item>
            <text:list-item>
              <text:p text:style-name="P60">Participar en las formaciones sobre seguridad y protección de datos.</text:p>
              <text:p text:style-name="P60"/>
            </text:list-item>
          </text:list>
        </text:list-item>
      </text:list>
      <text:h text:style-name="P28" text:outline-level="3"><text:bookmark-start text:name="__RefHeading___Toc489_2263996547"/>Conclusión<text:bookmark-end text:name="__RefHeading___Toc489_2263996547"/></text:h>
      <text:p text:style-name="P52">La gestión segura de los datos administrativos es una tarea compartida por todo el personal del centro educativo. </text:p>
      <text:p text:style-name="P52">Aplicar medidas básicas de seguridad y actuar con responsabilidad protege la privacidad de las personas y refuerza la confianza en la institución. </text:p>
      <text:p text:style-name="P52">La seguridad de la información comienza con el compromiso individual de cada trabajador.</text:p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0T10:57:09.974052400</meta:creation-date>
    <dc:date>2025-12-11T13:03:55.142473100</dc:date>
    <meta:editing-duration>PT1H16M3S</meta:editing-duration>
    <meta:editing-cycles>9</meta:editing-cycles>
    <meta:generator>LibreOffice/25.2.7.2$Windows_X86_64 LibreOffice_project/5cbfd1ab6520636bb5f7b99185aa69bd7456825d</meta:generator>
    <meta:document-statistic meta:table-count="1" meta:image-count="0" meta:object-count="0" meta:page-count="18" meta:paragraph-count="385" meta:word-count="3261" meta:character-count="21637" meta:non-whitespace-character-count="18878"/>
  </office:meta>
</office:document-meta>
</file>